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4FB000006732588196E8996A9EF.png" manifest:media-type="image/png"/>
  <manifest:file-entry manifest:full-path="Pictures/10000201000005350000009DE20FBBA5D9786861.png" manifest:media-type="image/png"/>
  <manifest:file-entry manifest:full-path="Pictures/100002010000013F00000357F342E163375097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loext:graphic-properties draw:fill="none" draw:fill-image-name="banner-conan" style:repeat="stretch"/>
      <style:paragraph-properties fo:text-align="start" style:justify-single-word="false" fo:background-color="transparent"/>
      <style:text-properties fo:color="#ffffff" fo:font-style="italic" officeooo:paragraph-rsid="002d1e13" style:font-style-asian="italic" style:font-style-complex="italic"/>
    </style:style>
    <style:style style:name="P4" style:family="paragraph" style:parent-style-name="Text_20_body" style:master-page-name="">
      <loext:graphic-properties draw:fill="none" draw:fill-color="#729fcf" draw:fill-image-name="banner-conan" style:repeat="stretch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 draw:fill-image-name="banner-conan" style:repeat="stretch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6" style:family="paragraph" style:parent-style-name="Text_20_body">
      <loext:graphic-properties draw:fill="bitmap" draw:fill-color="#729fcf" draw:fill-image-name="banner-conan" style:repeat="stretch"/>
      <style:paragraph-properties fo:margin-left="0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13F00000357F342E16337509776.png" xlink:type="simple" xlink:actuate="onLoad" style:repeat="stretch"/>
      </style:paragraph-properties>
      <style:text-properties fo:color="#ffffff" fo:font-style="italic" officeooo:paragraph-rsid="002d1e13" style:font-style-asian="italic" style:font-style-complex="italic" fo:hyphenate="true" fo:hyphenation-remain-char-count="2" fo:hyphenation-push-char-count="2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2"/>
    <style:style style:name="T1" style:family="text">
      <style:text-properties style:text-position="0% 100%" fo:font-size="36pt" fo:font-style="normal" fo:font-weight="normal" officeooo:rsid="002c0a18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bc23" style:font-style-asian="italic" style:font-style-complex="italic"/>
    </style:style>
    <style:style style:name="T4" style:family="text">
      <style:text-properties officeooo:rsid="002d1e13"/>
    </style:style>
    <style:style style:name="T5" style:family="text">
      <style:text-properties fo:color="#ffffff" fo:font-size="20pt" fo:font-weight="bold" fo:background-color="#c9211e" loext:char-shading-value="0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1e13" style:font-weight-asian="bold" style:font-weight-complex="bold"/>
    </style:style>
    <style:style style:name="T8" style:family="text">
      <style:text-properties fo:font-weight="bold" officeooo:rsid="002dbc23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style:text-blinking="false" fo:background-color="transparent" loext:char-shading-value="0" style:font-size-asian="16pt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font-name="BrushType" fo:font-size="16pt" fo:font-style="normal" style:text-underline-style="none" fo:font-weight="normal" officeooo:rsid="002dbc23" style:text-blinking="false" fo:background-color="transparent" loext:char-shading-value="0" style:font-size-asian="16pt" style:font-size-complex="16pt"/>
    </style:style>
    <style:style style:name="T11" style:family="text">
      <style:text-properties fo:font-variant="normal" fo:text-transform="none" fo:color="#ffffff" style:text-line-through-style="none" style:text-line-through-type="none" style:font-name="BrushType" fo:font-size="20pt" fo:font-style="normal" style:text-underline-style="none" fo:font-weight="bold" style:text-blinking="false" fo:background-color="#c9211e" loext:char-shading-value="0" style:font-size-asian="20pt" style:font-weight-asian="bold" style:font-size-complex="20pt" style:font-weight-complex="bold"/>
    </style:style>
    <style:style style:name="T12" style:family="text">
      <style:text-properties officeooo:rsid="002dbc23"/>
    </style:style>
    <style:style style:name="T13" style:family="text">
      <style:text-properties officeooo:rsid="0031884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5"><text:s/></text:span><text:span text:style-name="T11">5: </text:span><text:span text:style-name="T9"><text:s/>З</text:span><text:span text:style-name="T10">АКОНЧИ ЗАПОЛНЕНИЕ ЛИСТА ПЕРСОНАЖА</text:span></text:h>
      <text:p text:style-name="Text_20_body">Сейчас, когда у тебя есть кое-какое снаряжение, некоторые твои бонусы будут немного выше. Добавь бонусные очки снаряжения в колонку «бонус трофеев» в тво<text:span text:style-name="T12">ё</text:span>м листе персонажа.</text:p>
      <text:p text:style-name="Text_20_body"/>
      <text:h text:style-name="P7" text:outline-level="3">СЕРДЦА!</text:h>
      <text:p text:style-name="Text_20_body">В <text:span text:style-name="T6">ICRPG</text:span> очки здоровья отражены в виде <text:span text:style-name="T2">сердец</text:span>. Каждое сердце представляет собой <text:span text:style-name="T6">10</text:span> <text:span text:style-name="T2">очков здоровья.</text:span> Все стартовые персонажи начинают с <text:span text:style-name="T6">1</text:span> <text:span text:style-name="T3">сердцем</text:span>. Ага, ты выходишь в широкой мир с 10 жалкими очками здоровья. В будущем ты сможешь получить больше сердец благодаря <text:span text:style-name="T2">трофеям</text:span>.</text:p>
      <text:p text:style-name="Text_20_body"/>
      <text:h text:style-name="P7" text:outline-level="3">ВЫБЕРИ КЛАСС</text:h>
      <text:p text:style-name="Text_20_body">Каждый класс имеет уникальные способности и специализацию, которая проявляется в форме <text:span text:style-name="T3">наград за вехи</text:span>, которые ты заработаешь во время игры. Также у каждого класса с самого начала есть стартовая награда. В описании классов есть рекомендованное снаряжение, однако ты можешь использовать любое другое, если оно лучше соответствует идее персонажа.</text:p>
      <text:p text:style-name="Text_20_body"/>
      <text:h text:style-name="P7" text:outline-level="3">ВЫБЕРИ БИОФОРМУ</text:h>
      <text:p text:style-name="Text_20_body">Мир полон разумных существ всех форм и размеров. У каждого есть бонусы и особые свойства. <text:span text:style-name="T8">Не входит в быстрый старт</text:span>.</text:p>
      <text:p text:style-name="Text_20_body"/>
      <text:h text:style-name="P7" text:outline-level="3">ИЗМЕНЕНИЯ В САМЫЙ ПОСЛЕДНИЙ МОМЕНТ</text:h>
      <text:p text:style-name="Text_20_body">В начале кампании бывает, что находишь "ту самую" концепцию персонажа лишь тогда, когда процесс создания практически или уже закончен. Туман рассеивается, и приходят идеи, творятся такие вещи! Если такое произошло - смело возвращайся назад, вноси изменения или даже создавай нового персонажа! Чем больше играешь, тем больше обнаруживается нюансов и появляется интересных концептов.</text:p>
      <text:p text:style-name="P2"/>
      <text:p text:style-name="P2"><text:line-break/><text:span text:style-name="T6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span></text:p>
      <text:p text:style-name="P3"/>
      <text:p text:style-name="P3"/>
      <text:p text:style-name="P3"/>
      <text:p text:style-name="P4"/>
      <text:p text:style-name="P5"/>
      <text:p text:style-name="P5"/>
      <text:p text:style-name="P5"/>
      <text:p text:style-name="P5"/>
      <text:p text:style-name="P6"><text:s text:c="4"/><text:line-break/> <text:s text:c="5"/><text:span text:style-name="T6">Пример создания персонаж</text:span><text:span text:style-name="T7">а<text:line-break/></text:span><text:span text:style-name="T4"><text:line-break/> <text:s text:c="5"/></text:span>Джордж созда<text:span text:style-name="T4">ё</text:span>т Кродара Крушителя<text:line-break/><text:line-break/> <text:s text:c="5"/>Джордж: Я всегда хотел поиграть за <text:line-break/> <text:s text:c="5"/>персонажа <text:span text:style-name="T4">в</text:span>роде Конана! Огромный, <text:line-break/> <text:s text:c="5"/>мускулистый, крутой, с огромным мечом и<text:line-break/> <text:s text:c="5"/>грубыми манерами.<text:line-break/><text:line-break/> <text:s text:c="4"/>Класс: Клинок<text:line-break/> <text:s text:c="4"/>СИЛ+2, ТЕЛ+1, Усилие оружием +2, броня +1<text:line-break/> <text:s text:c="4"/>Кольцо мощи (+1 СИЛ)<text:line-break/> <text:s text:c="5"/>Двуручный меч, припасы, <text:span text:style-name="T13">о</text:span>бычная броня (+1 <text:s text:c="6"/>. <text:s text:c="4"/>. <text:s text:c="3"/>брон<text:span text:style-name="T13">и</text:span>)<text:line-break/><text:line-break/> <text:s text:c="4"/>История: Обучен военными мастерами, затем о <text:s text:c="4"/><text:span text:style-name="T4">о. о</text:span>свобожд<text:span text:style-name="T4">ё</text:span>н таинственным Нортманом.<text:line-break/><text:line-break/> <text:s text:c="4"/>Джордж: ОК, я разобрался с базовыми <text:line-break/> <text:s text:c="4"/>вычислениями, но Кродар должен быть более <text:s text:c="3"/>. <text:s text:c="23"/>. <text:s text:c="3"/>«<text:span text:style-name="T4">к</text:span>онанским». Что мы можем сделать?<text:line-break/><text:line-break/> <text:s text:c="5"/>ГМ: Хорошо, где ты получил этот <text:span text:style-name="T4">м</text:span>еч?<text:line-break/><text:line-break/> <text:s text:c="4"/>Джордж: Кромская гробница, конечно. Этот<text:line-break/> <text:s text:c="4"/>меч из обагрённой древней стали.<text:line-break/><text:line-break/> <text:s text:c="4"/>ГМ: Окей, красный – цвет крови героев. <text:span text:style-name="T13">Как<text:line-break/> <text:s text:c="4"/>насчёт такого: «В</text:span> бою ты можешь пожертво- <text:line-break/> <text:s text:c="4"/>вать клинку свою кровь. <text:span text:style-name="T4">О</text:span>тдай 1 очко <text:line-break/> <text:s text:c="4"/>здоровья. Когда ты это делаешь и <text:span text:style-name="T4">а</text:span>така попа-<text:line-break/> <text:s text:c="5"/>дает - можешь нанести дополнительный D4<text:line-break/> <text:s text:c="6"/>усилия»<text:line-break/><text:line-break/> <text:s text:c="6"/>Джордж: Да! Это будет круто, когда у меня <text:s text:c="2"/><text:line-break/> <text:s text:c="7"/>останется 2 или 3 очка!<text:line-break/><text:line-break/> <text:s text:c="7"/>ГМ: Ух.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2" draw:display-name="22" xlink:href="Pictures/10000201000004FB000006732588196E8996A9EF.png" xlink:type="simple" xlink:show="embed" xlink:actuate="onLoad"/>
    <draw:fill-image draw:name="banner-conan" xlink:href="Pictures/100002010000013F00000357F342E16337509776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c0a18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2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2588196E8996A9E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ЗАВЕРШИ СОЗДАНИЕ ПЕРСОНАЖА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38:04.055989376</dc:date>
    <meta:editing-duration>PT46M35S</meta:editing-duration>
    <meta:editing-cycles>11</meta:editing-cycles>
    <meta:generator>LibreOffice/6.1.0.3$Linux_X86_64 LibreOffice_project/10$Build-3</meta:generator>
    <meta:document-statistic meta:table-count="0" meta:image-count="3" meta:object-count="0" meta:page-count="1" meta:paragraph-count="13" meta:word-count="349" meta:character-count="2552" meta:non-whitespace-character-count="1987"/>
  </office:meta>
</office:document-meta>
</file>